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P Monkey 1.0MM</text:p>
      <text:p text:style-name="P1">Found Pot</text:p>
      <text:p text:style-name="P1">Stablizing Monkey</text:p>
      <text:p text:style-name="P1">Just read character: 4D M</text:p>
      <text:p text:style-name="P1">M</text:p>
      <text:p text:style-name="P1">Just read character: 4F O</text:p>
      <text:p text:style-name="P1">MO</text:p>
      <text:p text:style-name="P1">Just read character: 4E N</text:p>
      <text:p text:style-name="P1">MON</text:p>
      <text:p text:style-name="P1">Just read character: 4B K</text:p>
      <text:p text:style-name="P1">MONK</text:p>
      <text:p text:style-name="P1">Just read character: 45 E</text:p>
      <text:p text:style-name="P1">MONKE</text:p>
      <text:p text:style-name="P1">Just read character: 59 Y</text:p>
      <text:p text:style-name="P1">MONKEY</text:p>
      <text:p text:style-name="P1">Just read character: 20 <text:s/></text:p>
      <text:p text:style-name="P1">MONKEY </text:p>
      <text:p text:style-name="P1">Just read character: 32 2</text:p>
      <text:p text:style-name="P1">MONKEY 2</text:p>
      <text:p text:style-name="P1">Just read character: 31 1</text:p>
      <text:p text:style-name="P1">MONKEY 21</text:p>
      <text:p text:style-name="P1">Just read character: A </text:p>
      <text:p text:style-name="P1"/>
      <text:p text:style-name="P1">MONKEY 21</text:p>
      <text:p text:style-name="P1"/>
      <text:p text:style-name="P1">Temp String is: MONKEY 21</text:p>
      <text:p text:style-name="P1"/>
      <text:p text:style-name="P1">It is this many characters long: 10</text:p>
      <text:p text:style-name="P1">The substring is: MONKEY 21</text:p>
      <text:p text:style-name="P1">MONKEY 21set MonkeyFlag = True</text:p>
      <text:p text:style-name="P1"><text:s/></text:p>
      <text:p text:style-name="P1">ENTERED MONKEY MOVE/video set AND MonkCMDStr is: MONKEY 21</text:p>
      <text:p text:style-name="P1">calculating monkey video level number</text:p>
      <text:p text:style-name="P1">setting monkey video level number to:</text:p>
      <text:p text:style-name="P1">0</text:p>
      <text:p text:style-name="P1">i = <text:s/>21 wiper read value from pin = <text:s/>167.00 <text:s/>Reading the wiperwiper read value from get.Wiper() = <text:s/>21</text:p>
      <text:p text:style-name="P1">i = <text:s/>22 wiper read value from pin = <text:s/>175.00 <text:s/>Reading the wiperwiper read value from get.Wiper() = <text:s/>22</text:p>
      <text:p text:style-name="P1">i = <text:s/>23 wiper read value from pin = <text:s/>183.00 <text:s/>Reading the wiperwiper read value from get.Wiper() = <text:s/>23</text:p>
      <text:p text:style-name="P1">i = <text:s/>24 wiper read value from pin = <text:s/>192.00 <text:s/>Reading the wiperwiper read value from get.Wiper() = <text:s/>24</text:p>
      <text:p text:style-name="P1">i = <text:s/>25 wiper read value from pin = <text:s/>200.00 <text:s/>Reading the wiperwiper read value from get.Wiper() = <text:s/>25</text:p>
      <text:p text:style-name="P1">i = <text:s/>26 wiper read value from pin = <text:s/>208.00 <text:s/>Reading the wiperwiper read value from get.Wiper() = <text:s/>26</text:p>
      <text:p text:style-name="P1">i = <text:s/>27 wiper read value from pin = <text:s/>216.00 <text:s/>Reading the wiperwiper read value from get.Wiper() = <text:s/>27</text:p>
      <text:p text:style-name="P1">i = <text:s/>28 wiper read value from pin = <text:s/>224.00 <text:s/>Reading the wiperwiper read value from get.Wiper() = <text:s/>28</text:p>
      <text:p text:style-name="P1">i = <text:s/>29 wiper read value from pin = <text:s/>232.00 <text:s/>Reading the wiperwiper read value from get.Wiper() = <text:s/>29</text:p>
      <text:p text:style-name="P1">i = <text:s/>30 wiper read value from pin = <text:s/>240.00 <text:s/>Reading the wiperwiper read value from get.Wiper() = <text:s/>30</text:p>
      <text:p text:style-name="P1">i = <text:s/>31 wiper read value from pin = <text:s/>248.00 <text:s/>Reading the wiperwiper read value from get.Wiper() = <text:s/>31</text:p>
      <text:p text:style-name="P1">i = <text:s/>32 wiper read value from pin = <text:s/>256.00 <text:s/>Reading the wiperwiper read value from get.Wiper() = <text:s/>32</text:p>
      <text:p text:style-name="P1">i = <text:s/>33 wiper read value from pin = <text:s/>264.00 <text:s/>Reading the wiperwiper read value from get.Wiper() = <text:s/>33</text:p>
      <text:p text:style-name="P1">i = <text:s/>34 wiper read value from pin = <text:s/>272.00 <text:s/>Reading the wiperwiper read value from get.Wiper() = <text:s/>34</text:p>
      <text:p text:style-name="P1">i = <text:s/>35 wiper read value from pin = <text:s/>280.00 <text:s/>Reading the wiperwiper read value from get.Wiper() = <text:s/>35</text:p>
      <text:p text:style-name="P1">i = <text:s/>36 wiper read value from pin = <text:s/>289.00 <text:s/>Reading the wiperwiper read value from get.Wiper() = <text:s/>36</text:p>
      <text:p text:style-name="P1">i = <text:s/>37 wiper read value from pin = <text:s/>297.00 <text:s/>Reading the wiperwiper read value from get.Wiper() = <text:s/>37</text:p>
      <text:p text:style-name="P1">i = <text:s/>38 wiper read value from pin = <text:s/>305.00 <text:s/>Reading the wiperwiper read value from get.Wiper() = <text:s/>38</text:p>
      <text:p text:style-name="P1">i = <text:s/>39 wiper read value from pin = <text:s/>313.00 <text:s/>Reading the wiperwiper read value from get.Wiper() = <text:s/>39</text:p>
      <text:p text:style-name="P1">i = <text:s/>40 wiper read value from pin = <text:s/>321.00 <text:s/>Reading the wiperwiper read value from get.Wiper() = <text:s/>40</text:p>
      <text:p text:style-name="P1">i = <text:s/>41 wiper read value from pin = <text:s/>329.00 <text:s/>Reading the wiperwiper read value from get.Wiper() = <text:s/>41</text:p>
      <text:p text:style-name="P1">i = <text:s/>42 wiper read value from pin = <text:s/>337.00 <text:s/>Reading the wiperwiper read value from get.Wiper() = <text:s/>42</text:p>
      <text:p text:style-name="P1">i = <text:s/>43 wiper read value from pin = <text:s/>346.00 <text:s/>Reading the wiperwiper read value from get.Wiper() = <text:s/>43</text:p>
      <text:p text:style-name="P1"><text:soft-page-break/>i = <text:s/>44 wiper read value from pin = <text:s/>353.00 <text:s/>Reading the wiperwiper read value from get.Wiper() = <text:s/>44</text:p>
      <text:p text:style-name="P1">i = <text:s/>45 wiper read value from pin = <text:s/>361.00 <text:s/>Reading the wiperwiper read value from get.Wiper() = <text:s/>45</text:p>
      <text:p text:style-name="P1">i = <text:s/>46 wiper read value from pin = <text:s/>370.00 <text:s/>Reading the wiperwiper read value from get.Wiper() = <text:s/>46</text:p>
      <text:p text:style-name="P1">i = <text:s/>47 wiper read value from pin = <text:s/>378.00 <text:s/>Reading the wiperwiper read value from get.Wiper() = <text:s/>47</text:p>
      <text:p text:style-name="P1">i = <text:s/>48 wiper read value from pin = <text:s/>386.00 <text:s/>Reading the wiperwiper read value from get.Wiper() = <text:s/>48</text:p>
      <text:p text:style-name="P1">i = <text:s/>49 wiper read value from pin = <text:s/>394.00 <text:s/>Reading the wiperwiper read value from get.Wiper() = <text:s/>49</text:p>
      <text:p text:style-name="P1">i = <text:s/>50 wiper read value from pin = <text:s/>402.00 <text:s/>Reading the wiperwiper read value from get.Wiper() = <text:s/>50</text:p>
      <text:p text:style-name="P1">i = <text:s/>51 wiper read value from pin = <text:s/>410.00 <text:s/>Reading the wiperwiper read value from get.Wiper() = <text:s/>51</text:p>
      <text:p text:style-name="P1">i = <text:s/>52 wiper read value from pin = <text:s/>418.00 <text:s/>Reading the wiperwiper read value from get.Wiper() = <text:s/>52</text:p>
      <text:p text:style-name="P1">i = <text:s/>53 wiper read value from pin = <text:s/>426.00 <text:s/>Reading the wiperwiper read value from get.Wiper() = <text:s/>53</text:p>
      <text:p text:style-name="P1">i = <text:s/>54 wiper read value from pin = <text:s/>435.00 <text:s/>Reading the wiperwiper read value from get.Wiper() = <text:s/>54</text:p>
      <text:p text:style-name="P1">i = <text:s/>55 wiper read value from pin = <text:s/>442.00 <text:s/>Reading the wiperwiper read value from get.Wiper() = <text:s/>55</text:p>
      <text:p text:style-name="P1">i = <text:s/>56 wiper read value from pin = <text:s/>451.00 <text:s/>Reading the wiperwiper read value from get.Wiper() = <text:s/>56</text:p>
      <text:p text:style-name="P1">i = <text:s/>57 wiper read value from pin = <text:s/>459.00 <text:s/>Reading the wiperwiper read value from get.Wiper() = <text:s/>57</text:p>
      <text:p text:style-name="P1">i = <text:s/>58 wiper read value from pin = <text:s/>467.00 <text:s/>Reading the wiperwiper read value from get.Wiper() = <text:s/>58</text:p>
      <text:p text:style-name="P1">i = <text:s/>59 wiper read value from pin = <text:s/>475.00 <text:s/>Reading the wiperwiper read value from get.Wiper() = <text:s/>59</text:p>
      <text:p text:style-name="P1">i = <text:s/>60 wiper read value from pin = <text:s/>483.00 <text:s/>Reading the wiperwiper read value from get.Wiper() = <text:s/>60</text:p>
      <text:p text:style-name="P1">i = <text:s/>61 wiper read value from pin = <text:s/>491.00 <text:s/>Reading the wiperwiper read value from get.Wiper() = <text:s/>61</text:p>
      <text:p text:style-name="P1">i = <text:s/>62 wiper read value from pin = <text:s/>499.00 <text:s/>Reading the wiperwiper read value from get.Wiper() = <text:s/>62</text:p>
      <text:p text:style-name="P1">i = <text:s/>63 wiper read value from pin = <text:s/>507.00 <text:s/>Reading the wiperwiper read value from get.Wiper() = <text:s/>63</text:p>
      <text:p text:style-name="P1">i = <text:s/>64 wiper read value from pin = <text:s/>515.00 <text:s/>Reading the wiperwiper read value from get.Wiper() = <text:s/>64</text:p>
      <text:p text:style-name="P1">i = <text:s/>65 wiper read value from pin = <text:s/>524.00 <text:s/>Reading the wiperwiper read value from get.Wiper() = <text:s/>65</text:p>
      <text:p text:style-name="P1">i = <text:s/>66 wiper read value from pin = <text:s/>531.00 <text:s/>Reading the wiperwiper read value from get.Wiper() = <text:s/>66</text:p>
      <text:p text:style-name="P1">i = <text:s/>67 wiper read value from pin = <text:s/>539.00 <text:s/>Reading the wiperwiper read value from get.Wiper() = <text:s/>67</text:p>
      <text:p text:style-name="P1">i = <text:s/>68 wiper read value from pin = <text:s/>547.00 <text:s/>Reading the wiperwiper read value from get.Wiper() = <text:s/>68</text:p>
      <text:p text:style-name="P1">i = <text:s/>69 wiper read value from pin = <text:s/>555.00 <text:s/>Reading the wiperwiper read value from get.Wiper() = <text:s/>69</text:p>
      <text:p text:style-name="P1">i = <text:s/>70 wiper read value from pin = <text:s/>563.00 <text:s/>Reading the wiperwiper read value from get.Wiper() = <text:s/>70</text:p>
      <text:p text:style-name="P1">i = <text:s/>71 wiper read value from pin = <text:s/>572.00 <text:s/>Reading the wiperwiper read value from get.Wiper() = <text:s/>71</text:p>
      <text:p text:style-name="P1">i = <text:s/>72 wiper read value from pin = <text:s/>580.00 <text:s/>Reading the wiperwiper read value from get.Wiper() = <text:s/>72</text:p>
      <text:p text:style-name="P1">i = <text:s/>73 wiper read value from pin = <text:s/>588.00 <text:s/>Reading the wiperwiper read value from get.Wiper() = <text:s/>73</text:p>
      <text:p text:style-name="P1">i = <text:s/>74 wiper read value from pin = <text:s/>596.00 <text:s/>Reading the wiperwiper read value from get.Wiper() = <text:s/>74</text:p>
      <text:p text:style-name="P1">i = <text:s/>75 wiper read value from pin = <text:s/>604.00 <text:s/>Reading the wiperwiper read value from get.Wiper() = <text:s/>75</text:p>
      <text:p text:style-name="P1">i = <text:s/>76 wiper read value from pin = <text:s/>612.00 <text:s/>Reading the wiperwiper read value from get.Wiper() = <text:s/>76</text:p>
      <text:p text:style-name="P1">i = <text:s/>77 wiper read value from pin = <text:s/>620.00 <text:s/>Reading the wiperwiper read value from get.Wiper() = <text:s/>77</text:p>
      <text:p text:style-name="P1">i = <text:s/>78 wiper read value from pin = <text:s/>628.00 <text:s/>Reading the wiperwiper read value from get.Wiper() = <text:s/>78</text:p>
      <text:p text:style-name="P1">i = <text:s/>79 wiper read value from pin = <text:s/>636.00 <text:s/>Reading the wiperwiper read value from get.Wiper() = <text:s/>79</text:p>
      <text:p text:style-name="P1">i = <text:s/>80 wiper read value from pin = <text:s/>644.00 <text:s/>Reading the wiperwiper read value from get.Wiper() = <text:s/>80</text:p>
      <text:p text:style-name="P1">i = <text:s/>81 wiper read value from pin = <text:s/>653.00 <text:s/>Reading the wiperwiper read value from get.Wiper() = <text:s/>81</text:p>
      <text:p text:style-name="P1">i = <text:s/>82 wiper read value from pin = <text:s/>661.00 <text:s/>Reading the wiperwiper read value from get.Wiper() = <text:s/>82</text:p>
      <text:p text:style-name="P1">i = <text:s/>83 wiper read value from pin = <text:s/>669.00 <text:s/>Reading the wiperwiper read value from get.Wiper() = <text:s/>83</text:p>
      <text:p text:style-name="P1">set monkey video (done)MONKEY 11 (done) Sign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4:29:41.828000000</meta:creation-date>
    <dc:date>2019-10-17T14:30:17.855000000</dc:date>
    <meta:editing-duration>PT36S</meta:editing-duration>
    <meta:editing-cycles>1</meta:editing-cycles>
    <meta:document-statistic meta:table-count="0" meta:image-count="0" meta:object-count="0" meta:page-count="2" meta:paragraph-count="96" meta:word-count="1315" meta:character-count="7005" meta:non-whitespace-character-count="5528"/>
    <meta:generator>LibreOffice/6.3.0.4$Windows_X86_64 LibreOffice_project/057fc023c990d676a43019934386b85b21a9ee99</meta:generator>
  </office:meta>
</office:document-meta>
</file>